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Publico Headline Web" svg:font-family="'Publico Headline Web', 'Times New Roman', Times, serif"/>
    <style:font-face style:name="Quicksand" svg:font-family="Quicksand, verdana, sans-serif"/>
    <style:font-face style:name="SourceSansProLight" svg:font-family="SourceSansProLight"/>
    <style:font-face style:name="inherit" svg:font-family="inherit"/>
    <style:font-face style:name="Arial1" svg:font-family="Arial" style:font-family-generic="swiss"/>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text-line-through-style="none" style:text-line-through-type="none" style:font-name="inherit" fo:font-size="12pt" fo:letter-spacing="normal" fo:font-style="normal" style:text-underline-style="none" fo:font-weight="normal" officeooo:rsid="0020f06c" officeooo:paragraph-rsid="0020f06c" style:text-blinking="false" loext:padding="0cm" loext:border="none"/>
    </style:style>
    <style:style style:name="P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f6644" officeooo:paragraph-rsid="0022c467" style:text-blinking="false" loext:padding="0cm" loext:border="none"/>
    </style:style>
    <style:style style:name="P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9ea1d" officeooo:paragraph-rsid="0029ea1d" style:text-blinking="false" loext:padding="0cm" loext:border="none"/>
    </style:style>
    <style:style style:name="P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29ea1d" officeooo:paragraph-rsid="0029ea1d" style:text-blinking="false" style:font-weight-asian="bold" style:font-weight-complex="bold" loext:padding="0cm" loext:border="none"/>
    </style:style>
    <style:style style:name="P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20f06c" officeooo:paragraph-rsid="0020f06c" style:text-blinking="false" style:font-weight-asian="bold" style:font-weight-complex="bold" loext:padding="0cm" loext:border="none"/>
    </style:style>
    <style:style style:name="P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01f6644"/>
    </style:style>
    <style:style style:name="P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03223e2"/>
    </style:style>
    <style:style style:name="T1" style:family="text">
      <style:text-properties officeooo:rsid="0020f06c"/>
    </style:style>
    <style:style style:name="T2" style:family="text">
      <style:text-properties officeooo:rsid="0022c467"/>
    </style:style>
    <style:style style:name="T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1f6644" style:text-blinking="false" style:font-weight-asian="bold" style:font-weight-complex="bold" loext:padding="0cm" loext:border="none"/>
    </style:style>
    <style:style style:name="T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29ea1d" style:text-blinking="false" style:font-weight-asian="bold" style:font-weight-complex="bold" loext:padding="0cm" loext:border="none"/>
    </style:style>
    <style:style style:name="T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070ba" style:text-blinking="false" loext:padding="0cm" loext:border="none"/>
    </style:style>
    <style:style style:name="T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190d5" style:text-blinking="false" loext:padding="0cm" loext:border="none"/>
    </style:style>
    <style:style style:name="T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223e2" style:text-blinking="false" loext:padding="0cm" loext:border="none"/>
    </style:style>
    <style:style style:name="T8" style:family="text">
      <style:text-properties fo:font-variant="normal" fo:text-transform="none" fo:color="#ffffff" style:text-line-through-style="none" style:text-line-through-type="none" style:font-name="Publico Headline Web" fo:font-size="15pt" fo:letter-spacing="normal" fo:font-style="normal" style:text-underline-style="none" fo:font-weight="normal" officeooo:rsid="003190d5" style:text-blinking="false" loext:padding="0cm" loext:border="none"/>
    </style:style>
    <style:style style:name="T9" style:family="text">
      <style:text-properties officeooo:rsid="00249c4e"/>
    </style:style>
    <style:style style:name="T10" style:family="text">
      <style:text-properties officeooo:rsid="0025220e"/>
    </style:style>
    <style:style style:name="T11" style:family="text">
      <style:text-properties officeooo:rsid="0026fcbf"/>
    </style:style>
    <style:style style:name="T12" style:family="text">
      <style:text-properties officeooo:rsid="002be0ad"/>
    </style:style>
    <style:style style:name="T13" style:family="text">
      <style:text-properties officeooo:rsid="002c62e3"/>
    </style:style>
    <style:style style:name="T14" style:family="text">
      <style:text-properties officeooo:rsid="002d05af"/>
    </style:style>
    <style:style style:name="T15" style:family="text">
      <style:text-properties officeooo:rsid="002d7a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Individuell </text:span><text:span text:style-name="T4">terapi</text:span></text:p>
      <text:p text:style-name="P2">2020 blev ett <text:span text:style-name="T1">väldigt </text:span>tufft år; <text:span text:style-name="T1">ett isoleringens och ensamhetens år. Ett på många sätt omvälvande år. Arbetsbörjan sköt i höjden för många, andra förlorade det de byggt upp. Utmattning, ensamhet, oro, relationsproblem, förändringar, funderingar, </text:span><text:span text:style-name="T2">brist på </text:span><text:span text:style-name="T1">mening, </text:span><text:span text:style-name="T2">förlust, skuld, sorg, konflikter… blev ledord för att beskriva hur många skulle sammanfatta året som gått. Känner du att du skulle vilja få hjälp med något du kämpar med och skulle vilja prova samtalsterapi är du välkommen att höra av dig för ett stödjande samtal baserat på psykoterapi och </text:span><text:span text:style-name="T11">ACT/</text:span><text:span text:style-name="T2">KBT. Tillsammans </text:span><text:span text:style-name="T9">bygger vi upp en bättre självkännedom och tar fram det positiva inom dig där du får ökade förutsättningar att leva det liv du vill leva </text:span><text:span text:style-name="T10">baserat på dina mål och drömmar. Vi jobbar också på att förbättra dina relationer till dem runtomkring.</text:span></text:p>
      <text:p text:style-name="P2"/>
      <text:p text:style-name="P4">Par/relationsterapi</text:p>
      <text:p text:style-name="P3">Många väljer idag att gå skilda vägar. Många väljer också att försöka rädda en relation som är på väg att rinna ut <text:span text:style-name="T12">genom att ta hjälp av en opartisk part där målet är att hitta förståelse, acceptans och nya möjligheter</text:span><text:span text:style-name="T13">. Vi utgår från vad som tidigare fungerade och nystar oss fram till upprinnelsen till oenigheterna där vi hittar nya infallsvinklar till hur man kan lösa oliktänkande och schismer. Fokus ligger hela tiden på att öka förståelsen för hur de olika parterna upplever och förstår det som givit upphov till </text:span><text:span text:style-name="T14">tankarna på att </text:span><text:span text:style-name="T15">inte fortsätta på den gemensamma banan. Många har genom ökad förståelse för den andra partens sätt att uppleva saker och ting fått en nystart på förhållandet och valt att inte fullfölja planerna på att dela på sig. </text:span></text:p>
      <text:p text:style-name="P3"/>
      <text:p text:style-name="P3"/>
      <text:p text:style-name="P5">Coaching – personlig utveckling / ledarskap</text:p>
      <text:p text:style-name="P8"><text:span text:style-name="T5">Drömmer du om att bli en duktig ledare och att utveckla dina ledaregenskaper kan coaching vara </text:span><text:span text:style-name="T6">en god hjälp på vägen och hjälpa dig att nå framgång. Genom lång erfarenhet av att jobba mot företag, har jag bidragit till att utveckla potentialen för att bli en god ledare hos många. </text:span><text:span text:style-name="T7">Vi lägger upp ett personligt träningsupplägg där vi utgår från metoder som Lead Forward, TPM, Astrakan och fokuserar mycket på god kommunikation, tydlighet samt resultat. Vi analyserar vad som fungerar vs inte fungerar i din roll som ledare och utvecklar strategier för att nå en optimal ledarstil. </text:span></text:p>
      <text:p text:style-name="P1"/>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Publico Headline Web" svg:font-family="'Publico Headline Web', 'Times New Roman', Times, serif"/>
    <style:font-face style:name="Quicksand" svg:font-family="Quicksand, verdana, sans-serif"/>
    <style:font-face style:name="SourceSansProLight" svg:font-family="SourceSansProLight"/>
    <style:font-face style:name="inherit" svg:font-family="inherit"/>
    <style:font-face style:name="Arial1" svg:font-family="Arial" style:font-family-generic="swiss"/>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7T20:41:25.267000000</meta:creation-date>
    <dc:date>2021-04-28T09:07:03.549000000</dc:date>
    <meta:editing-duration>PT36M14S</meta:editing-duration>
    <meta:editing-cycles>7</meta:editing-cycles>
    <meta:generator>LibreOffice/6.4.4.2$Windows_X86_64 LibreOffice_project/3d775be2011f3886db32dfd395a6a6d1ca2630ff</meta:generator>
    <meta:document-statistic meta:table-count="0" meta:image-count="0" meta:object-count="0" meta:page-count="1" meta:paragraph-count="6" meta:word-count="365" meta:character-count="2224" meta:non-whitespace-character-count="1862"/>
  </office:meta>
</office:document-meta>
</file>